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SFMono-Regular" svg:font-family="SFMono-Regular, Consolas, 'Liberation Mono', Menlo, 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officeooo:paragraph-rsid="00189c61"/>
    </style:style>
    <style:style style:name="P2" style:family="paragraph" style:parent-style-name="Standard">
      <style:paragraph-properties fo:text-align="center" style:justify-single-word="false"/>
      <style:text-properties officeooo:paragraph-rsid="001a8ba1"/>
    </style:style>
    <style:style style:name="P3" style:family="paragraph" style:parent-style-name="Standard">
      <style:paragraph-properties fo:text-align="center" style:justify-single-word="false"/>
      <style:text-properties fo:font-size="72pt" officeooo:rsid="00129dfe" officeooo:paragraph-rsid="00129dfe" style:font-size-asian="72pt" style:font-size-complex="72pt"/>
    </style:style>
    <style:style style:name="P4" style:family="paragraph" style:parent-style-name="Standard">
      <style:paragraph-properties fo:text-align="center" style:justify-single-word="false"/>
      <style:text-properties fo:font-size="28pt" officeooo:rsid="00129dfe" officeooo:paragraph-rsid="00129dfe" style:font-size-asian="24.5pt" style:font-size-complex="28pt"/>
    </style:style>
    <style:style style:name="P5" style:family="paragraph" style:parent-style-name="Standard">
      <style:paragraph-properties fo:text-align="center" style:justify-single-word="false"/>
      <style:text-properties fo:font-size="54pt" officeooo:rsid="00129dfe" officeooo:paragraph-rsid="00129dfe" style:font-size-asian="54pt" style:font-size-complex="54pt"/>
    </style:style>
    <style:style style:name="P6" style:family="paragraph" style:parent-style-name="Standard">
      <style:paragraph-properties fo:text-align="center" style:justify-single-word="false"/>
      <style:text-properties fo:font-size="12pt" officeooo:rsid="00129dfe" officeooo:paragraph-rsid="00129dfe" style:font-size-asian="12pt" style:font-size-complex="12pt"/>
    </style:style>
    <style:style style:name="P7" style:family="paragraph" style:parent-style-name="Standard">
      <style:text-properties officeooo:rsid="0013ff33" officeooo:paragraph-rsid="0013ff33"/>
    </style:style>
    <style:style style:name="P8" style:family="paragraph" style:parent-style-name="Standard">
      <style:text-properties officeooo:rsid="0014122d" officeooo:paragraph-rsid="0014122d"/>
    </style:style>
    <style:style style:name="P9" style:family="paragraph" style:parent-style-name="Standard">
      <style:text-properties officeooo:rsid="0014122d" officeooo:paragraph-rsid="00151347"/>
    </style:style>
    <style:style style:name="P10" style:family="paragraph" style:parent-style-name="Standard">
      <style:text-properties officeooo:rsid="0014122d" officeooo:paragraph-rsid="00189c61"/>
    </style:style>
    <style:style style:name="P11" style:family="paragraph" style:parent-style-name="Standard">
      <style:text-properties officeooo:rsid="0014122d" officeooo:paragraph-rsid="001cdf2e"/>
    </style:style>
    <style:style style:name="P12" style:family="paragraph" style:parent-style-name="Standard">
      <style:text-properties officeooo:rsid="0014122d" officeooo:paragraph-rsid="001dc78f"/>
    </style:style>
    <style:style style:name="P13" style:family="paragraph" style:parent-style-name="Standard">
      <style:text-properties officeooo:rsid="0014122d" officeooo:paragraph-rsid="001fef47"/>
    </style:style>
    <style:style style:name="P14" style:family="paragraph" style:parent-style-name="Standard">
      <style:text-properties officeooo:rsid="0014122d" officeooo:paragraph-rsid="002050e7"/>
    </style:style>
    <style:style style:name="P15" style:family="paragraph" style:parent-style-name="Standard">
      <style:text-properties officeooo:paragraph-rsid="0014122d"/>
    </style:style>
    <style:style style:name="P16" style:family="paragraph" style:parent-style-name="Standard">
      <style:text-properties fo:color="#000000" style:font-name="Consolas1" fo:font-size="9.5pt" style:font-size-asian="9.5pt" fo:background-color="#ffffff"/>
    </style:style>
    <style:style style:name="P17" style:family="paragraph" style:parent-style-name="Standard">
      <style:text-properties fo:color="#000000" style:font-name="Consolas1" fo:font-size="9.5pt" officeooo:paragraph-rsid="001608cb" style:font-size-asian="9.5pt" fo:background-color="#ffffff"/>
    </style:style>
    <style:style style:name="P18" style:family="paragraph" style:parent-style-name="Standard">
      <style:paragraph-properties fo:text-align="center" style:justify-single-word="false"/>
      <style:text-properties fo:color="#000000" fo:font-size="12pt" fo:font-style="normal" fo:font-weight="normal" officeooo:rsid="001a8ba1" officeooo:paragraph-rsid="001a8ba1"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officeooo:rsid="001fef47" officeooo:paragraph-rsid="001fef47" style:font-size-asian="12pt" style:font-size-complex="12pt"/>
    </style:style>
    <style:style style:name="P20" style:family="paragraph" style:parent-style-name="Standard">
      <style:text-properties fo:color="#000000" style:font-name="Liberation Serif" fo:font-size="12pt" officeooo:paragraph-rsid="0022ffef" style:font-size-asian="12pt" style:font-size-complex="12pt"/>
    </style:style>
    <style:style style:name="P21" style:family="paragraph" style:parent-style-name="Standard">
      <style:text-properties fo:color="#000000" style:font-name="Liberation Serif" fo:font-size="12pt" officeooo:rsid="00285da5" officeooo:paragraph-rsid="00285da5" style:font-size-asian="12pt" style:font-size-complex="12pt"/>
    </style:style>
    <style:style style:name="P22" style:family="paragraph" style:parent-style-name="Standard">
      <style:text-properties fo:color="#000000" style:font-name="Liberation Serif" fo:font-size="12pt" officeooo:rsid="0014122d" officeooo:paragraph-rsid="001dc78f" style:font-size-asian="12pt" style:font-size-complex="12pt"/>
    </style:style>
    <style:style style:name="P23" style:family="paragraph" style:parent-style-name="Standard">
      <style:text-properties fo:color="#000000" style:font-name="Liberation Serif" fo:font-size="12pt" officeooo:rsid="0014122d" officeooo:paragraph-rsid="00297cdd" style:font-size-asian="12pt" style:font-size-complex="12pt"/>
    </style:style>
    <style:style style:name="P24" style:family="paragraph" style:parent-style-name="Standard">
      <style:text-properties fo:color="#000000" style:font-name="Liberation Serif" fo:font-size="12pt" officeooo:paragraph-rsid="002b26d8" style:font-size-asian="12pt" style:font-size-complex="12pt"/>
    </style:style>
    <style:style style:name="P25" style:family="paragraph" style:parent-style-name="Standard">
      <style:text-properties officeooo:rsid="00151347" officeooo:paragraph-rsid="00151347"/>
    </style:style>
    <style:style style:name="P26" style:family="paragraph" style:parent-style-name="Standard">
      <style:text-properties officeooo:rsid="00151347" officeooo:paragraph-rsid="001608cb"/>
    </style:style>
    <style:style style:name="P27" style:family="paragraph" style:parent-style-name="Standard">
      <style:text-properties officeooo:rsid="00151347" officeooo:paragraph-rsid="00189c61"/>
    </style:style>
    <style:style style:name="P28" style:family="paragraph" style:parent-style-name="Standard">
      <style:text-properties officeooo:rsid="00151347" officeooo:paragraph-rsid="001cdf2e"/>
    </style:style>
    <style:style style:name="P29" style:family="paragraph" style:parent-style-name="Standard">
      <style:text-properties officeooo:paragraph-rsid="001608cb"/>
    </style:style>
    <style:style style:name="P30" style:family="paragraph" style:parent-style-name="Standard">
      <style:text-properties officeooo:rsid="00179cdd" officeooo:paragraph-rsid="00179cdd"/>
    </style:style>
    <style:style style:name="P31" style:family="paragraph" style:parent-style-name="Standard">
      <style:text-properties officeooo:paragraph-rsid="00189c61"/>
    </style:style>
    <style:style style:name="P32" style:family="paragraph" style:parent-style-name="Standard">
      <style:text-properties officeooo:paragraph-rsid="001cdf2e"/>
    </style:style>
    <style:style style:name="P33" style:family="paragraph" style:parent-style-name="Standard">
      <style:text-properties officeooo:paragraph-rsid="001f32d3"/>
    </style:style>
    <style:style style:name="P34" style:family="paragraph" style:parent-style-name="Standard">
      <style:text-properties officeooo:paragraph-rsid="001fef47"/>
    </style:style>
    <style:style style:name="P35" style:family="paragraph" style:parent-style-name="Standard">
      <style:text-properties officeooo:rsid="001fef47" officeooo:paragraph-rsid="001fef47"/>
    </style:style>
    <style:style style:name="P36" style:family="paragraph" style:parent-style-name="Standard">
      <style:text-properties officeooo:rsid="0021459c" officeooo:paragraph-rsid="0022ffef"/>
    </style:style>
    <style:style style:name="P37" style:family="paragraph" style:parent-style-name="Standard">
      <style:text-properties officeooo:paragraph-rsid="0022ffef"/>
    </style:style>
    <style:style style:name="P38" style:family="paragraph" style:parent-style-name="Standard">
      <style:text-properties officeooo:rsid="0023f79a" officeooo:paragraph-rsid="0023f79a"/>
    </style:style>
    <style:style style:name="P39" style:family="paragraph" style:parent-style-name="Standard">
      <style:text-properties officeooo:paragraph-rsid="0023f79a"/>
    </style:style>
    <style:style style:name="P40" style:family="paragraph" style:parent-style-name="Standard">
      <style:text-properties officeooo:rsid="0026ad2d" officeooo:paragraph-rsid="0026ad2d"/>
    </style:style>
    <style:style style:name="P41" style:family="paragraph" style:parent-style-name="Standard">
      <style:text-properties officeooo:paragraph-rsid="0026ad2d"/>
    </style:style>
    <style:style style:name="P42" style:family="paragraph" style:parent-style-name="Standard">
      <style:text-properties officeooo:rsid="00285da5" officeooo:paragraph-rsid="00285da5"/>
    </style:style>
    <style:style style:name="P43" style:family="paragraph" style:parent-style-name="Standard">
      <style:text-properties officeooo:rsid="00285da5" officeooo:paragraph-rsid="00297cdd"/>
    </style:style>
    <style:style style:name="P44" style:family="paragraph" style:parent-style-name="Standard">
      <style:text-properties officeooo:paragraph-rsid="002b26d8"/>
    </style:style>
    <style:style style:name="P45" style:family="paragraph" style:parent-style-name="Standard">
      <style:text-properties officeooo:rsid="002b5070" officeooo:paragraph-rsid="002b6d36"/>
    </style:style>
    <style:style style:name="P46" style:family="paragraph" style:parent-style-name="Standard">
      <style:paragraph-properties fo:break-before="page"/>
      <style:text-properties officeooo:rsid="0013ff33" officeooo:paragraph-rsid="0013ff33"/>
    </style:style>
    <style:style style:name="P47" style:family="paragraph" style:parent-style-name="Standard">
      <style:paragraph-properties fo:break-before="page"/>
      <style:text-properties officeooo:rsid="0013ff33" officeooo:paragraph-rsid="0014122d"/>
    </style:style>
    <style:style style:name="P48" style:family="paragraph" style:parent-style-name="Standard">
      <style:paragraph-properties fo:break-before="page"/>
      <style:text-properties officeooo:rsid="0014122d" officeooo:paragraph-rsid="0014122d"/>
    </style:style>
    <style:style style:name="P49" style:family="paragraph" style:parent-style-name="Standard">
      <style:paragraph-properties fo:break-before="page"/>
      <style:text-properties officeooo:rsid="0014122d" officeooo:paragraph-rsid="00151347"/>
    </style:style>
    <style:style style:name="P50" style:family="paragraph" style:parent-style-name="Standard">
      <style:paragraph-properties fo:break-before="page"/>
      <style:text-properties officeooo:rsid="0014122d" officeooo:paragraph-rsid="001dc78f"/>
    </style:style>
    <style:style style:name="P51" style:family="paragraph" style:parent-style-name="Standard">
      <style:paragraph-properties fo:break-before="page"/>
      <style:text-properties officeooo:rsid="00151347" officeooo:paragraph-rsid="00151347"/>
    </style:style>
    <style:style style:name="P52" style:family="paragraph" style:parent-style-name="Standard">
      <style:paragraph-properties fo:break-before="page"/>
      <style:text-properties officeooo:paragraph-rsid="00151347"/>
    </style:style>
    <style:style style:name="P53" style:family="paragraph" style:parent-style-name="Standard">
      <style:paragraph-properties fo:text-align="center" style:justify-single-word="false" fo:break-before="page"/>
      <style:text-properties fo:color="#000000" fo:font-size="12pt" fo:font-style="normal" fo:font-weight="normal" officeooo:rsid="001a8ba1" officeooo:paragraph-rsid="001a8ba1" style:font-size-asian="12pt" style:font-style-asian="normal" style:font-weight-asian="normal" style:font-size-complex="12pt" style:font-style-complex="normal" style:font-weight-complex="normal"/>
    </style:style>
    <style:style style:name="P54" style:family="paragraph" style:parent-style-name="Standard">
      <style:paragraph-properties fo:break-before="page"/>
      <style:text-properties fo:color="#000000" style:font-name="Liberation Serif" fo:font-size="12pt" officeooo:paragraph-rsid="002b26d8" style:font-size-asian="12pt" style:font-size-complex="12pt"/>
    </style:style>
    <style:style style:name="P55" style:family="paragraph" style:parent-style-name="Standard">
      <style:paragraph-properties fo:break-before="page"/>
      <style:text-properties officeooo:paragraph-rsid="00189c61"/>
    </style:style>
    <style:style style:name="P56" style:family="paragraph" style:parent-style-name="Standard">
      <style:paragraph-properties fo:break-before="page"/>
      <style:text-properties officeooo:paragraph-rsid="001cdf2e"/>
    </style:style>
    <style:style style:name="P57" style:family="paragraph" style:parent-style-name="Standard">
      <style:paragraph-properties fo:break-before="page"/>
      <style:text-properties officeooo:paragraph-rsid="001dc78f"/>
    </style:style>
    <style:style style:name="P58" style:family="paragraph" style:parent-style-name="Standard">
      <style:paragraph-properties fo:break-before="page"/>
      <style:text-properties officeooo:paragraph-rsid="0022ffef"/>
    </style:style>
    <style:style style:name="P59" style:family="paragraph" style:parent-style-name="Standard">
      <style:paragraph-properties fo:break-before="page"/>
      <style:text-properties officeooo:rsid="0026ad2d" officeooo:paragraph-rsid="0026ad2d"/>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22ffef"/>
    </style:style>
    <style:style style:name="T4" style:family="text">
      <style:text-properties fo:font-variant="normal" fo:text-transform="none" fo:letter-spacing="normal" fo:font-style="normal" fo:font-weight="normal" officeooo:rsid="00297cdd"/>
    </style:style>
    <style:style style:name="T5" style:family="text">
      <style:text-properties fo:font-variant="normal" fo:text-transform="none" fo:letter-spacing="normal" fo:font-style="normal" fo:font-weight="bold" style:font-weight-asian="bold" style:font-weight-complex="bold"/>
    </style:style>
    <style:style style:name="T6" style:family="text">
      <style:text-properties fo:font-variant="normal" fo:text-transform="none" fo:color="#24292e" style:font-name="SFMono-Regular" fo:font-size="9pt" fo:letter-spacing="normal" fo:font-style="normal" fo:font-weight="normal"/>
    </style:style>
    <style:style style:name="T7" style:family="text">
      <style:text-properties fo:font-variant="normal" fo:text-transform="none" fo:color="#24292e" style:font-name="SFMono-Regular" fo:letter-spacing="normal" fo:font-style="normal" fo:font-weight="normal"/>
    </style:style>
    <style:style style:name="T8" style:family="text">
      <style:text-properties fo:font-variant="normal" fo:text-transform="none" fo:color="#24292e" fo:letter-spacing="normal"/>
    </style:style>
    <style:style style:name="T9" style:family="text">
      <style:text-properties fo:font-variant="normal" fo:text-transform="none" style:font-name="SFMono-Regular" fo:font-size="9pt" fo:letter-spacing="normal" fo:font-style="normal" fo:font-weight="normal"/>
    </style:style>
    <style:style style:name="T10" style:family="text">
      <style:text-properties fo:font-variant="normal" fo:text-transform="none" style:font-name="SFMono-Regular" fo:letter-spacing="normal" fo:font-style="normal" fo:font-weight="normal"/>
    </style:style>
    <style:style style:name="T11" style:family="text">
      <style:text-properties fo:font-variant="normal" fo:text-transform="none" fo:color="#000000" style:font-name="Liberation Serif" fo:font-size="12pt" fo:letter-spacing="normal" fo:font-style="normal" fo:font-weight="normal"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297cdd" style:font-size-asian="12pt" style:font-size-complex="12pt"/>
    </style:style>
    <style:style style:name="T13" style:family="text">
      <style:text-properties fo:font-variant="normal" fo:text-transform="none" fo:color="#000000" style:font-name="Liberation Serif" fo:font-size="12pt" fo:letter-spacing="normal" style:font-size-asian="12pt" style:font-size-complex="12pt"/>
    </style:style>
    <style:style style:name="T14" style:family="text">
      <style:text-properties fo:font-variant="normal" fo:text-transform="none" fo:color="#0000ff" style:font-name="Consolas1" fo:font-size="9.5pt" fo:letter-spacing="normal" fo:font-style="normal" fo:font-weight="normal" style:font-size-asian="9.5pt" fo:background-color="#ffffff"/>
    </style:style>
    <style:style style:name="T15" style:family="text">
      <style:text-properties fo:font-variant="normal" fo:text-transform="none" fo:color="#0000ff" style:font-name="Consolas1" fo:font-size="9.5pt" fo:letter-spacing="normal" fo:font-style="normal" fo:font-weight="normal" officeooo:rsid="00297cdd" style:font-size-asian="9.5pt" fo:background-color="#ffffff"/>
    </style:style>
    <style:style style:name="T16" style:family="text">
      <style:text-properties fo:font-variant="normal" fo:text-transform="none" style:font-name="Consolas1" fo:font-size="9.5pt" fo:letter-spacing="normal" fo:font-style="normal" fo:font-weight="normal" style:font-size-asian="9.5pt" fo:background-color="#ffffff"/>
    </style:style>
    <style:style style:name="T17" style:family="text">
      <style:text-properties fo:font-variant="normal" fo:text-transform="none" fo:color="#e21f1f" style:font-name="Consolas1" fo:font-size="9.5pt" fo:letter-spacing="normal" fo:font-style="normal" fo:font-weight="normal" style:font-size-asian="9.5pt" fo:background-color="#ffffff"/>
    </style:style>
    <style:style style:name="T18" style:family="text">
      <style:text-properties fo:font-variant="normal" fo:text-transform="none" fo:color="#a31515" style:font-name="Consolas1" fo:font-size="9.5pt" fo:letter-spacing="normal" fo:font-style="normal" fo:font-weight="normal" style:font-size-asian="9.5pt" fo:background-color="#ffffff"/>
    </style:style>
    <style:style style:name="T19" style:family="text">
      <style:text-properties fo:font-size="12pt" style:font-size-asian="12pt" style:font-size-complex="12pt"/>
    </style:style>
    <style:style style:name="T20" style:family="text">
      <style:text-properties officeooo:rsid="0013ff33"/>
    </style:style>
    <style:style style:name="T21" style:family="text">
      <style:text-properties officeooo:rsid="0014122d"/>
    </style:style>
    <style:style style:name="T22" style:family="text">
      <style:text-properties fo:color="#ff0000" fo:font-style="italic" fo:font-weight="bold" style:font-style-asian="italic" style:font-weight-asian="bold" style:font-style-complex="italic" style:font-weight-complex="bold"/>
    </style:style>
    <style:style style:name="T23" style:family="text">
      <style:text-properties fo:color="#ff0000" fo:font-style="italic" fo:font-weight="bold" officeooo:rsid="0014122d" style:font-style-asian="italic" style:font-weight-asian="bold" style:font-style-complex="italic" style:font-weight-complex="bold"/>
    </style:style>
    <style:style style:name="T24" style:family="text">
      <style:text-properties fo:color="#ff0000" fo:font-style="italic" fo:font-weight="bold" officeooo:rsid="0013ff33" style:font-style-asian="italic" style:font-weight-asian="bold" style:font-style-complex="italic" style:font-weight-complex="bold"/>
    </style:style>
    <style:style style:name="T25" style:family="text">
      <style:text-properties fo:color="#ff0000" fo:font-style="italic" fo:font-weight="bold" officeooo:rsid="001fef47" style:font-style-asian="italic" style:font-weight-asian="bold" style:font-style-complex="italic" style:font-weight-complex="bold"/>
    </style:style>
    <style:style style:name="T26" style:family="text">
      <style:text-properties fo:color="#ff0000" style:font-name="Liberation Serif" fo:font-size="12pt" fo:font-style="italic" fo:font-weight="bold" style:font-size-asian="10.5pt" style:font-style-asian="italic" style:font-weight-asian="bold" style:font-size-complex="12pt" style:font-style-complex="italic" style:font-weight-complex="bold"/>
    </style:style>
    <style:style style:name="T27" style:family="text">
      <style:text-properties fo:color="#ff0000" style:font-name="Liberation Serif" fo:font-size="12pt" fo:font-style="italic" fo:font-weight="bold" officeooo:rsid="0013ff33" style:font-size-asian="10.5pt" style:font-style-asian="italic" style:font-weight-asian="bold" style:font-size-complex="12pt" style:font-style-complex="italic" style:font-weight-complex="bold"/>
    </style:style>
    <style:style style:name="T28" style:family="text">
      <style:text-properties fo:color="#ff0000" style:font-name="Liberation Serif" fo:font-size="12pt" fo:font-style="italic" fo:font-weight="bold" officeooo:rsid="0014122d" style:font-size-asian="10.5pt" style:font-style-asian="italic" style:font-weight-asian="bold" style:font-size-complex="12pt" style:font-style-complex="italic" style:font-weight-complex="bold"/>
    </style:style>
    <style:style style:name="T29" style:family="text">
      <style:text-properties officeooo:rsid="001bbe3f"/>
    </style:style>
    <style:style style:name="T30" style:family="text">
      <style:text-properties officeooo:rsid="009df37a"/>
    </style:style>
    <style:style style:name="T31" style:family="text">
      <style:text-properties officeooo:rsid="0017fb0c"/>
    </style:style>
    <style:style style:name="T32" style:family="text">
      <style:text-properties officeooo:rsid="001f0512"/>
    </style:style>
    <style:style style:name="T33" style:family="text">
      <style:text-properties officeooo:rsid="0020cb91"/>
    </style:style>
    <style:style style:name="T34" style:family="text">
      <style:text-properties officeooo:rsid="001c5f39"/>
    </style:style>
    <style:style style:name="T35" style:family="text">
      <style:text-properties fo:color="#3465a4" officeooo:rsid="001bbe3f"/>
    </style:style>
    <style:style style:name="T36" style:family="text">
      <style:text-properties fo:color="#3465a4" fo:font-weight="bold" officeooo:rsid="001c5f39" style:font-weight-asian="bold" style:font-weight-complex="bold"/>
    </style:style>
    <style:style style:name="T37" style:family="text">
      <style:text-properties officeooo:rsid="001e0063"/>
    </style:style>
    <style:style style:name="T38" style:family="text">
      <style:text-properties fo:color="#808080" style:font-name="Consolas1" fo:font-size="9.5pt" style:font-size-asian="9.5pt" fo:background-color="#ffffff"/>
    </style:style>
    <style:style style:name="T39" style:family="text">
      <style:text-properties fo:color="#000000" style:font-name="Consolas1" fo:font-size="9.5pt" style:font-size-asian="9.5pt" fo:background-color="#ffffff"/>
    </style:style>
    <style:style style:name="T40" style:family="text">
      <style:text-properties fo:color="#000000" style:font-name="Consolas1" fo:font-size="9.5pt" officeooo:rsid="0022ffef" style:font-size-asian="9.5pt" fo:background-color="#ffffff"/>
    </style:style>
    <style:style style:name="T41" style:family="text">
      <style:text-properties fo:color="#000000" style:font-name="Liberation Serif" fo:font-size="12pt" fo:font-style="normal" fo:font-weight="normal" officeooo:rsid="001a8ba1" style:font-size-asian="12pt" style:font-style-asian="normal" style:font-weight-asian="normal" style:font-size-complex="12pt" style:font-style-complex="normal" style:font-weight-complex="normal"/>
    </style:style>
    <style:style style:name="T42" style:family="text">
      <style:text-properties fo:color="#000000" style:font-name="Liberation Serif" fo:font-size="12pt" fo:font-style="normal" fo:font-weight="normal" officeooo:rsid="001fef47" style:font-size-asian="10.5pt" style:font-style-asian="normal" style:font-weight-asian="normal" style:font-size-complex="12pt" style:font-style-complex="normal" style:font-weight-complex="normal"/>
    </style:style>
    <style:style style:name="T43" style:family="text">
      <style:text-properties fo:color="#000000" style:font-name="Liberation Serif" fo:font-size="12pt" fo:font-style="normal" fo:font-weight="normal" officeooo:rsid="002050e7" style:font-size-asian="10.5pt" style:font-style-asian="normal" style:font-weight-asian="normal" style:font-size-complex="12pt" style:font-style-complex="normal" style:font-weight-complex="normal"/>
    </style:style>
    <style:style style:name="T44" style:family="text">
      <style:text-properties fo:color="#000000" style:font-name="Liberation Serif" fo:font-size="12pt" style:font-size-asian="12pt" style:font-size-complex="12pt"/>
    </style:style>
    <style:style style:name="T45" style:family="text">
      <style:text-properties fo:color="#e21f1f" style:font-name="Consolas1" fo:font-size="9.5pt" style:font-size-asian="9.5pt" fo:background-color="#ffffff"/>
    </style:style>
    <style:style style:name="T46" style:family="text">
      <style:text-properties fo:color="#a31515" style:font-name="Consolas1" fo:font-size="9.5pt" style:font-size-asian="9.5pt" fo:background-color="#ffffff"/>
    </style:style>
    <style:style style:name="T47" style:family="text">
      <style:text-properties fo:color="#0000ff" style:font-name="Consolas1" fo:font-size="9.5pt" style:font-size-asian="9.5pt" fo:background-color="#ffffff"/>
    </style:style>
    <style:style style:name="T48" style:family="text">
      <style:text-properties fo:color="#0000ff" style:font-name="Consolas1" fo:font-size="9.5pt" officeooo:rsid="00151347" style:font-size-asian="9.5pt" fo:background-color="#ffffff"/>
    </style:style>
    <style:style style:name="T49" style:family="text">
      <style:text-properties fo:color="#0000ff" style:font-name="Consolas1" fo:font-size="9.5pt" officeooo:rsid="001fef47" style:font-size-asian="9.5pt" fo:background-color="#ffffff"/>
    </style:style>
    <style:style style:name="T50" style:family="text">
      <style:text-properties fo:color="#0000ff" style:font-name="Consolas1" fo:font-size="9.5pt" officeooo:rsid="0022ffef" style:font-size-asian="9.5pt" fo:background-color="#ffffff"/>
    </style:style>
    <style:style style:name="T51" style:family="text">
      <style:text-properties fo:color="#74531f" style:font-name="Consolas1" fo:font-size="9.5pt" style:font-size-asian="9.5pt" fo:background-color="#ffffff"/>
    </style:style>
    <style:style style:name="T52" style:family="text">
      <style:text-properties fo:color="#74531f" style:font-name="Consolas1" fo:font-size="9.5pt" officeooo:rsid="001fef47" style:font-size-asian="9.5pt" fo:background-color="#ffffff"/>
    </style:style>
    <style:style style:name="T53" style:family="text">
      <style:text-properties fo:color="#74531f" style:font-name="Consolas1" fo:font-size="9.5pt" officeooo:rsid="0022ffef" style:font-size-asian="9.5pt" fo:background-color="#ffffff"/>
    </style:style>
    <style:style style:name="T54" style:family="text">
      <style:text-properties fo:color="#74531f" style:font-name="Consolas1" fo:font-size="9.5pt" officeooo:rsid="0023f79a" style:font-size-asian="9.5pt" fo:background-color="#ffffff"/>
    </style:style>
    <style:style style:name="T55" style:family="text">
      <style:text-properties fo:color="#74531f" style:font-name="Consolas1" fo:font-size="9.5pt" officeooo:rsid="0026ad2d" style:font-size-asian="9.5pt" fo:background-color="#ffffff"/>
    </style:style>
    <style:style style:name="T56" style:family="text">
      <style:text-properties fo:color="#b776fb" style:font-name="Consolas1" fo:font-size="9.5pt" style:font-size-asian="9.5pt" fo:background-color="#ffffff"/>
    </style:style>
    <style:style style:name="T57" style:family="text">
      <style:text-properties fo:color="#8f08c4" style:font-name="Consolas1" fo:font-size="9.5pt" style:font-size-asian="9.5pt" fo:background-color="#ffffff"/>
    </style:style>
    <style:style style:name="T58" style:family="text">
      <style:text-properties officeooo:rsid="00151347"/>
    </style:style>
    <style:style style:name="T59" style:family="text">
      <style:text-properties fo:color="#1f377f" style:font-name="Consolas1" fo:font-size="9.5pt" style:font-size-asian="9.5pt" fo:background-color="#ffffff"/>
    </style:style>
    <style:style style:name="T60" style:family="text">
      <style:text-properties officeooo:rsid="00179cdd"/>
    </style:style>
    <style:style style:name="T61" style:family="text">
      <style:text-properties officeooo:rsid="00189c61"/>
    </style:style>
    <style:style style:name="T62" style:family="text">
      <style:text-properties style:font-name="Liberation Serif"/>
    </style:style>
    <style:style style:name="T63" style:family="text">
      <style:text-properties style:font-name="Liberation Serif" officeooo:rsid="0013ff33"/>
    </style:style>
    <style:style style:name="T64" style:family="text">
      <style:text-properties officeooo:rsid="001d2921"/>
    </style:style>
    <style:style style:name="T65" style:family="text">
      <style:text-properties fo:color="#2b91af" style:font-name="Consolas1" fo:font-size="9.5pt" style:font-size-asian="9.5pt" fo:background-color="#ffffff"/>
    </style:style>
    <style:style style:name="T66" style:family="text">
      <style:text-properties fo:color="#2b91af" style:font-name="Consolas1" fo:font-size="9.5pt" officeooo:rsid="00151347" style:font-size-asian="9.5pt" fo:background-color="#ffffff"/>
    </style:style>
    <style:style style:name="T67" style:family="text">
      <style:text-properties fo:color="#008080" style:font-name="Consolas1" fo:font-size="9.5pt" style:font-size-asian="9.5pt" fo:background-color="#ffffff"/>
    </style:style>
    <style:style style:name="T68" style:family="text">
      <style:text-properties officeooo:rsid="001f32d3"/>
    </style:style>
    <style:style style:name="T69" style:family="text">
      <style:text-properties officeooo:rsid="001fef47"/>
    </style:style>
    <style:style style:name="T70" style:family="text">
      <style:text-properties fo:color="#8a1bff" style:font-name="Consolas1" fo:font-size="9.5pt" style:font-size-asian="9.5pt" fo:background-color="#ffffff"/>
    </style:style>
    <style:style style:name="T71" style:family="text">
      <style:text-properties fo:color="#8a1bff" style:font-name="Consolas1" fo:font-size="9.5pt" fo:font-style="normal" fo:font-weight="normal" officeooo:rsid="001fef47" style:font-size-asian="9.5pt" style:font-style-asian="normal" style:font-weight-asian="normal" style:font-size-complex="12pt" style:font-style-complex="normal" style:font-weight-complex="normal" fo:background-color="#ffffff"/>
    </style:style>
    <style:style style:name="T72" style:family="text">
      <style:text-properties officeooo:rsid="0021459c"/>
    </style:style>
    <style:style style:name="T73" style:family="text">
      <style:text-properties officeooo:rsid="0022ffef"/>
    </style:style>
    <style:style style:name="T74" style:family="text">
      <style:text-properties officeooo:rsid="0023f79a"/>
    </style:style>
    <style:style style:name="T75" style:family="text">
      <style:text-properties officeooo:rsid="0026ad2d"/>
    </style:style>
    <style:style style:name="T76" style:family="text">
      <style:text-properties officeooo:rsid="00285da5"/>
    </style:style>
    <style:style style:name="T77" style:family="text">
      <style:text-properties officeooo:rsid="002b26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5"/>
      <text:p text:style-name="P5">C++ Test II</text:p>
      <text:p text:style-name="P6">Author: Adrian Michałek</text:p>
      <text:p text:style-name="P4"><text:span text:style-name="T19">Contact: </text:span><text:a xlink:type="simple" xlink:href="mailto:devmichalek@gmail.com" text:style-name="Internet_20_link" text:visited-style-name="Visited_20_Internet_20_Link"><text:span text:style-name="T19">devmichalek@gmail.com</text:span></text:a></text:p>
      <text:p text:style-name="P6">Difficulty: All levels</text:p>
      <text:p text:style-name="P46"/>
      <text:p text:style-name="P47">Task <text:span text:style-name="T21">0</text:span>. <text:span text:style-name="T22">(</text:span><text:span text:style-name="T23">1</text:span><text:span text:style-name="T22">P)</text:span></text:p>
      <text:p text:style-name="P7"/>
      <text:p text:style-name="P15"><text:span text:style-name="T29">This is an example task. </text:span><text:span text:style-name="T21">T</text:span><text:span text:style-name="T29">he further tasks will look </text:span><text:span text:style-name="T30">a</text:span><text:span text:style-name="T29">like</text:span><text:span text:style-name="T31">. </text:span><text:span text:style-name="T30">As</text:span><text:span text:style-name="T29"> you can see </text:span><text:span text:style-name="T30">below is </text:span><text:span text:style-name="T29">a part of code to examine. </text:span><text:span text:style-name="T30">Each</text:span><text:span text:style-name="T29"> task contain</text:span><text:span text:style-name="T30">s</text:span><text:span text:style-name="T29"> description and questions to answer. Answers to these questions are always one page further so there is no reason to scroll </text:span><text:span text:style-name="T32">down</text:span><text:span text:style-name="T29"> </text:span><text:span text:style-name="T33">and search </text:span><text:span text:style-name="T29">for them. You can write your answers on the paper and quickly check if you </text:span><text:span text:style-name="T33">are</text:span><text:span text:style-name="T29"> right by </text:span><text:span text:style-name="T21">checking</text:span><text:span text:style-name="T29"> the next page. </text:span><text:span text:style-name="T34">Each task contains available number of points that you can get. For instance if you correctly answer the question for this task you get </text:span><text:span text:style-name="T23">(1</text:span><text:span text:style-name="T24">P</text:span><text:span text:style-name="T23">) –</text:span><text:span text:style-name="T35"> </text:span><text:span text:style-name="T23">1 point</text:span><text:span text:style-name="T36">.</text:span><text:span text:style-name="T34"> There is no reason to test your knowledge if you feel </text:span><text:span text:style-name="T21">tired</text:span><text:span text:style-name="T34"> </text:span><text:span text:style-name="T33">with the test</text:span><text:span text:style-name="T34">. Feel free to finish this test at any moment and check how many points you’</text:span><text:span text:style-name="T37">ve</text:span><text:span text:style-name="T34"> g</text:span><text:span text:style-name="T37">o</text:span><text:span text:style-name="T34">t. Let’s start with the first task.<text:line-break/><text:line-break/></text:span><text:span text:style-name="T21">The following code was compiled and executed.</text:span></text:p>
      <text:p text:style-name="P15"/>
      <text:p text:style-name="P15"><text:span text:style-name="T38">#include</text:span><text:span text:style-name="T39"> </text:span><text:span text:style-name="T45">&lt;</text:span><text:span text:style-name="T46">stdio.h</text:span><text:span text:style-name="T45">&gt;</text:span></text:p>
      <text:p text:style-name="P16"/>
      <text:p text:style-name="Standard"><text:span text:style-name="T47">int</text:span><text:span text:style-name="T39"> </text:span><text:span text:style-name="T51">main</text:span><text:span text:style-name="T39">()</text:span></text:p>
      <text:p text:style-name="Standard"><text:span text:style-name="T39">{</text:span></text:p>
      <text:p text:style-name="Standard"><text:span text:style-name="T39"><text:tab/></text:span><text:span text:style-name="T51">printf</text:span><text:span text:style-name="T39">(</text:span><text:span text:style-name="T45">"</text:span><text:span text:style-name="T46">Hello world!</text:span><text:span text:style-name="T56">\n</text:span><text:span text:style-name="T45">"</text:span><text:span text:style-name="T39">);</text:span></text:p>
      <text:p text:style-name="Standard"><text:span text:style-name="T39"><text:tab/></text:span><text:span text:style-name="T57">return</text:span><text:span text:style-name="T39"> 0;</text:span></text:p>
      <text:p text:style-name="P15"><text:span text:style-name="T39">}</text:span></text:p>
      <text:p text:style-name="P15"/>
      <text:p text:style-name="P15"><text:span text:style-name="T21">What was printed to the standard output</text:span><text:span text:style-name="T37">? </text:span><text:span text:style-name="T27">(</text:span><text:span text:style-name="T28">1</text:span><text:span text:style-name="T27">P)</text:span></text:p>
      <text:p text:style-name="P48">Correct answer is:</text:p>
      <text:p text:style-name="P8"/>
      <text:p text:style-name="P8">Hello world!</text:p>
      <text:p text:style-name="P8"/>
      <text:p text:style-name="P8"><text:span text:style-name="T27">(</text:span><text:span text:style-name="T26">1</text:span><text:span text:style-name="T27">P)</text:span></text:p>
      <text:p text:style-name="P51">Task 1.<text:span text:style-name="T20"> </text:span><text:span text:style-name="T24">(</text:span><text:span text:style-name="T23">1</text:span><text:span text:style-name="T24">P)</text:span></text:p>
      <text:p text:style-name="P25"/>
      <text:p text:style-name="P25"><text:span text:style-name="T38">#include</text:span><text:span text:style-name="T39"> </text:span><text:span text:style-name="T45">&lt;</text:span><text:span text:style-name="T46">stdio.h</text:span><text:span text:style-name="T45">&gt;</text:span></text:p>
      <text:p text:style-name="P16"/>
      <text:p text:style-name="Standard"><text:span text:style-name="T47">int</text:span><text:span text:style-name="T39"> </text:span><text:span text:style-name="T51">main</text:span><text:span text:style-name="T39">()</text:span></text:p>
      <text:p text:style-name="Standard"><text:span text:style-name="T39">{</text:span></text:p>
      <text:p text:style-name="Standard"><text:span text:style-name="T39"><text:tab/></text:span><text:span text:style-name="T47">double</text:span><text:span text:style-name="T39"> </text:span><text:span text:style-name="T59">data</text:span><text:span text:style-name="T39">[7][4];</text:span></text:p>
      <text:p text:style-name="Standard"><text:span text:style-name="T39"><text:tab/></text:span></text:p>
      <text:p text:style-name="Standard"><text:span text:style-name="T39"><text:tab/></text:span><text:span text:style-name="T57">return</text:span><text:span text:style-name="T39"> 0;</text:span></text:p>
      <text:p text:style-name="P25"><text:span text:style-name="T39">}</text:span></text:p>
      <text:p text:style-name="P25"/>
      <text:p text:style-name="P26">Write a variable declaration. Variable should be a pointer that points to <text:span text:style-name="T47">double</text:span> array 7x4. <text:span text:style-name="T24">(</text:span><text:span text:style-name="T23">1</text:span><text:span text:style-name="T24">P)</text:span></text:p>
      <text:p text:style-name="P49">Correct answer is:</text:p>
      <text:p text:style-name="P9"/>
      <text:p text:style-name="P26"><text:span text:style-name="T38">#include</text:span><text:span text:style-name="T39"> </text:span><text:span text:style-name="T45">&lt;</text:span><text:span text:style-name="T46">stdio.h</text:span><text:span text:style-name="T45">&gt;</text:span></text:p>
      <text:p text:style-name="P17"/>
      <text:p text:style-name="P29"><text:span text:style-name="T47">int</text:span><text:span text:style-name="T39"> </text:span><text:span text:style-name="T51">main</text:span><text:span text:style-name="T39">()</text:span></text:p>
      <text:p text:style-name="P29"><text:span text:style-name="T39">{</text:span></text:p>
      <text:p text:style-name="P29"><text:span text:style-name="T39"><text:tab/></text:span><text:span text:style-name="T47">double</text:span><text:span text:style-name="T39"> </text:span><text:span text:style-name="T59">data</text:span><text:span text:style-name="T39">[7][4];</text:span></text:p>
      <text:p text:style-name="P29"><text:span text:style-name="T39"><text:tab/></text:span><text:span text:style-name="T47">double</text:span><text:span text:style-name="T39"> (*</text:span><text:span text:style-name="T59">pointer</text:span><text:span text:style-name="T39">)[7][4] = &amp;</text:span><text:span text:style-name="T59">data</text:span><text:span text:style-name="T39">;</text:span></text:p>
      <text:p text:style-name="P29"><text:span text:style-name="T39"><text:tab/></text:span><text:span text:style-name="T57">return</text:span><text:span text:style-name="T39"> 0;</text:span></text:p>
      <text:p text:style-name="P26"><text:span text:style-name="T39">}</text:span></text:p>
      <text:p text:style-name="P9"/>
      <text:p text:style-name="P9"><text:span text:style-name="T27">(</text:span><text:span text:style-name="T26">1</text:span><text:span text:style-name="T27">P)</text:span></text:p>
      <text:p text:style-name="P52"><text:span text:style-name="T58">Task 2.</text:span><text:span text:style-name="T20"> </text:span><text:span text:style-name="T24">(</text:span><text:span text:style-name="T23">1</text:span><text:span text:style-name="T24">P)</text:span></text:p>
      <text:p text:style-name="P25"/>
      <text:p text:style-name="P30">Look at the implemention of the singleton:</text:p>
      <text:p text:style-name="P25"/>
      <text:p text:style-name="P25"><text:span text:style-name="T47">class</text:span><text:span text:style-name="T39"> </text:span><text:span text:style-name="T65">Singleton</text:span></text:p>
      <text:p text:style-name="Standard"><text:span text:style-name="T39">{</text:span></text:p>
      <text:p text:style-name="Standard"><text:span text:style-name="T47">public</text:span><text:span text:style-name="T39">:</text:span></text:p>
      <text:p text:style-name="Standard"><text:span text:style-name="T39"><text:s text:c="4"/></text:span><text:span text:style-name="T47">static</text:span><text:span text:style-name="T39"> </text:span><text:span text:style-name="T65">Singleton</text:span><text:span text:style-name="T39">&amp; </text:span><text:span text:style-name="T51">getInstance</text:span><text:span text:style-name="T39">()</text:span></text:p>
      <text:p text:style-name="Standard"><text:span text:style-name="T39"><text:s text:c="4"/>{</text:span></text:p>
      <text:p text:style-name="Standard"><text:span text:style-name="T39"><text:s text:c="8"/></text:span><text:span text:style-name="T47">static</text:span><text:span text:style-name="T39"> </text:span><text:span text:style-name="T65">Singleton</text:span><text:span text:style-name="T39"> </text:span><text:span text:style-name="T59">instance</text:span><text:span text:style-name="T39">;</text:span></text:p>
      <text:p text:style-name="Standard"><text:span text:style-name="T39"><text:s text:c="8"/></text:span><text:span text:style-name="T57">return</text:span><text:span text:style-name="T39"> </text:span><text:span text:style-name="T59">instance</text:span><text:span text:style-name="T39">;</text:span></text:p>
      <text:p text:style-name="Standard"><text:span text:style-name="T39"><text:s text:c="4"/>}</text:span></text:p>
      <text:p text:style-name="P16"/>
      <text:p text:style-name="Standard"><text:span text:style-name="T47">private</text:span><text:span text:style-name="T39">:</text:span></text:p>
      <text:p text:style-name="Standard"><text:span text:style-name="T39"><text:s text:c="4"/></text:span><text:span text:style-name="T51">Singleton</text:span><text:span text:style-name="T39">() {}</text:span></text:p>
      <text:p text:style-name="Standard"><text:span text:style-name="T39">};</text:span></text:p>
      <text:p text:style-name="P16"/>
      <text:p text:style-name="Standard"><text:span text:style-name="T47">int</text:span><text:span text:style-name="T39"> </text:span><text:span text:style-name="T51">main</text:span><text:span text:style-name="T39">()</text:span></text:p>
      <text:p text:style-name="Standard"><text:span text:style-name="T39">{</text:span></text:p>
      <text:p text:style-name="Standard"><text:span text:style-name="T39"><text:s text:c="4"/></text:span><text:span text:style-name="T57">return</text:span><text:span text:style-name="T39"> 0;</text:span></text:p>
      <text:p text:style-name="P25"><text:span text:style-name="T39">}</text:span></text:p>
      <text:p text:style-name="P25"/>
      <text:p text:style-name="P33"><text:span text:style-name="T60">What is missing in the above </text:span><text:span text:style-name="T48">class</text:span><text:span text:style-name="T60">? </text:span><text:span text:style-name="T68">Finish the </text:span><text:span text:style-name="T66">Singleton</text:span><text:span text:style-name="T68"> </text:span><text:span text:style-name="T48">class</text:span><text:span text:style-name="T68">.</text:span><text:span text:style-name="T58"> </text:span><text:span text:style-name="T24">(</text:span><text:span text:style-name="T23">1</text:span><text:span text:style-name="T24">P)</text:span></text:p>
      <text:p text:style-name="P52"><text:span text:style-name="T68">Perfect singleton should be created only once. Singleton should disallow to copy itself</text:span><text:span text:style-name="T21">:</text:span></text:p>
      <text:p text:style-name="P9"/>
      <text:p text:style-name="P9"><text:span text:style-name="T47">class</text:span><text:span text:style-name="T39"> </text:span><text:span text:style-name="T65">Singleton</text:span></text:p>
      <text:p text:style-name="Standard"><text:span text:style-name="T39">{</text:span></text:p>
      <text:p text:style-name="Standard"><text:span text:style-name="T47">public</text:span><text:span text:style-name="T39">:</text:span></text:p>
      <text:p text:style-name="Standard"><text:span text:style-name="T39"><text:s text:c="4"/></text:span><text:span text:style-name="T47">static</text:span><text:span text:style-name="T39"> </text:span><text:span text:style-name="T65">Singleton</text:span><text:span text:style-name="T39">&amp; </text:span><text:span text:style-name="T51">getInstance</text:span><text:span text:style-name="T39">()</text:span></text:p>
      <text:p text:style-name="Standard"><text:span text:style-name="T39"><text:s text:c="4"/>{</text:span></text:p>
      <text:p text:style-name="Standard"><text:span text:style-name="T39"><text:s text:c="8"/></text:span><text:span text:style-name="T47">static</text:span><text:span text:style-name="T39"> </text:span><text:span text:style-name="T65">Singleton</text:span><text:span text:style-name="T39"> </text:span><text:span text:style-name="T59">instance</text:span><text:span text:style-name="T39">;</text:span></text:p>
      <text:p text:style-name="Standard"><text:span text:style-name="T39"><text:s text:c="8"/></text:span><text:span text:style-name="T57">return</text:span><text:span text:style-name="T39"> </text:span><text:span text:style-name="T59">instance</text:span><text:span text:style-name="T39">;</text:span></text:p>
      <text:p text:style-name="Standard"><text:span text:style-name="T39"><text:s text:c="4"/>}</text:span></text:p>
      <text:p text:style-name="P16"/>
      <text:p text:style-name="Standard"><text:span text:style-name="T47">private</text:span><text:span text:style-name="T39">:</text:span></text:p>
      <text:p text:style-name="Standard"><text:span text:style-name="T39"><text:s text:c="4"/></text:span><text:span text:style-name="T51">Singleton</text:span><text:span text:style-name="T39">() {}</text:span></text:p>
      <text:p text:style-name="P16"/>
      <text:p text:style-name="Standard"><text:span text:style-name="T47">public</text:span><text:span text:style-name="T39">:</text:span></text:p>
      <text:p text:style-name="Standard"><text:span text:style-name="T39"><text:s text:c="4"/></text:span><text:span text:style-name="T51">Singleton</text:span><text:span text:style-name="T39">(</text:span><text:span text:style-name="T65">Singleton</text:span><text:span text:style-name="T39"> </text:span><text:span text:style-name="T47">const</text:span><text:span text:style-name="T39">&amp;) = </text:span><text:span text:style-name="T47">delete</text:span><text:span text:style-name="T39">;</text:span></text:p>
      <text:p text:style-name="Standard"><text:span text:style-name="T39"><text:s text:c="4"/></text:span><text:span text:style-name="T47">void</text:span><text:span text:style-name="T39"> </text:span><text:span text:style-name="T67">operator=</text:span><text:span text:style-name="T39">(</text:span><text:span text:style-name="T65">Singleton</text:span><text:span text:style-name="T39"> </text:span><text:span text:style-name="T47">const</text:span><text:span text:style-name="T39">&amp;) = </text:span><text:span text:style-name="T47">delete</text:span><text:span text:style-name="T39">;</text:span></text:p>
      <text:p text:style-name="Standard"><text:span text:style-name="T39">};</text:span></text:p>
      <text:p text:style-name="P16"/>
      <text:p text:style-name="Standard"><text:span text:style-name="T47">int</text:span><text:span text:style-name="T39"> </text:span><text:span text:style-name="T51">main</text:span><text:span text:style-name="T39">()</text:span></text:p>
      <text:p text:style-name="Standard"><text:span text:style-name="T39">{</text:span></text:p>
      <text:p text:style-name="Standard"><text:span text:style-name="T39"><text:s text:c="4"/></text:span><text:span text:style-name="T57">return</text:span><text:span text:style-name="T39"> 0;</text:span></text:p>
      <text:p text:style-name="P9"><text:span text:style-name="T39">}</text:span></text:p>
      <text:p text:style-name="P9"/>
      <text:p text:style-name="P9"><text:span text:style-name="T27">(</text:span><text:span text:style-name="T26">1</text:span><text:span text:style-name="T27">P)</text:span></text:p>
      <text:p text:style-name="P55"><text:span text:style-name="T58">Task </text:span><text:span text:style-name="T61">3</text:span><text:span text:style-name="T58">.</text:span><text:span text:style-name="T20"> </text:span><text:span text:style-name="T24">(</text:span><text:span text:style-name="T25">2</text:span><text:span text:style-name="T24">P)</text:span></text:p>
      <text:p text:style-name="P27"/>
      <text:p text:style-name="P31"><text:span text:style-name="T69">The following code was compiled and executed</text:span><text:span text:style-name="T60">:</text:span></text:p>
      <text:p text:style-name="P27"/>
      <text:p text:style-name="P27"><text:span text:style-name="T38">#include</text:span><text:span text:style-name="T39"> </text:span><text:span text:style-name="T45">&lt;</text:span><text:span text:style-name="T46">stdio.h</text:span><text:span text:style-name="T45">&gt;</text:span></text:p>
      <text:p text:style-name="Standard"><text:span text:style-name="T38">#include</text:span><text:span text:style-name="T39"> </text:span><text:span text:style-name="T45">&lt;</text:span><text:span text:style-name="T46">stdarg.h</text:span><text:span text:style-name="T45">&gt;</text:span></text:p>
      <text:p text:style-name="P16"/>
      <text:p text:style-name="Standard"><text:span text:style-name="T47">void</text:span><text:span text:style-name="T39"> </text:span><text:span text:style-name="T51">foo</text:span><text:span text:style-name="T39">(</text:span><text:span text:style-name="T47">int</text:span><text:span text:style-name="T39"> </text:span><text:span text:style-name="T38">n</text:span><text:span text:style-name="T39">, ...)</text:span></text:p>
      <text:p text:style-name="Standard"><text:span text:style-name="T39">{</text:span></text:p>
      <text:p text:style-name="Standard"><text:span text:style-name="T39"><text:s text:c="4"/></text:span><text:span text:style-name="T65">va_list</text:span><text:span text:style-name="T39"> </text:span><text:span text:style-name="T59">vl</text:span><text:span text:style-name="T39">;</text:span></text:p>
      <text:p text:style-name="Standard"><text:span text:style-name="T39"><text:s text:c="4"/></text:span><text:span text:style-name="T70">va_start</text:span><text:span text:style-name="T39">(</text:span><text:span text:style-name="T59">vl</text:span><text:span text:style-name="T39">, </text:span><text:span text:style-name="T38">n</text:span><text:span text:style-name="T39">);</text:span></text:p>
      <text:p text:style-name="Standard"><text:span text:style-name="T39"><text:s text:c="4"/></text:span><text:span text:style-name="T47">char</text:span><text:span text:style-name="T39"> </text:span><text:span text:style-name="T59">c</text:span><text:span text:style-name="T39"> = </text:span><text:span text:style-name="T70">va_arg</text:span><text:span text:style-name="T39">(</text:span><text:span text:style-name="T59">vl</text:span><text:span text:style-name="T39">, </text:span><text:span text:style-name="T49">char</text:span><text:span text:style-name="T39">);</text:span></text:p>
      <text:p text:style-name="Standard"><text:span text:style-name="T39"><text:s text:c="4"/></text:span><text:span text:style-name="T47">float</text:span><text:span text:style-name="T39"> </text:span><text:span text:style-name="T59">f</text:span><text:span text:style-name="T39"> = </text:span><text:span text:style-name="T70">va_arg</text:span><text:span text:style-name="T39">(</text:span><text:span text:style-name="T59">vl</text:span><text:span text:style-name="T39">, </text:span><text:span text:style-name="T49">float</text:span><text:span text:style-name="T39">);</text:span></text:p>
      <text:p text:style-name="Standard"><text:span text:style-name="T39"><text:s text:c="4"/></text:span><text:span text:style-name="T51">printf</text:span><text:span text:style-name="T39">(</text:span><text:span text:style-name="T45">"</text:span><text:span text:style-name="T46">char %c, float %f</text:span><text:span text:style-name="T56">\n</text:span><text:span text:style-name="T45">"</text:span><text:span text:style-name="T39">, </text:span><text:span text:style-name="T59">c</text:span><text:span text:style-name="T39">, </text:span><text:span text:style-name="T59">f</text:span><text:span text:style-name="T39">);</text:span></text:p>
      <text:p text:style-name="Standard"><text:span text:style-name="T39"><text:s text:c="4"/></text:span><text:span text:style-name="T70">va_end</text:span><text:span text:style-name="T39">(</text:span><text:span text:style-name="T59">vl</text:span><text:span text:style-name="T39">);</text:span></text:p>
      <text:p text:style-name="Standard"><text:span text:style-name="T39">}</text:span></text:p>
      <text:p text:style-name="P16"/>
      <text:p text:style-name="Standard"><text:span text:style-name="T47">int</text:span><text:span text:style-name="T39"> </text:span><text:span text:style-name="T51">main</text:span><text:span text:style-name="T39">()</text:span></text:p>
      <text:p text:style-name="Standard"><text:span text:style-name="T39">{</text:span></text:p>
      <text:p text:style-name="Standard"><text:span text:style-name="T39"><text:s text:c="4"/></text:span><text:span text:style-name="T51">foo</text:span><text:span text:style-name="T39">(2, </text:span><text:span text:style-name="T45">'</text:span><text:span text:style-name="T46">x</text:span><text:span text:style-name="T45">'</text:span><text:span text:style-name="T39">, 12.345f);</text:span></text:p>
      <text:p text:style-name="Standard"><text:span text:style-name="T39"><text:s text:c="4"/></text:span><text:span text:style-name="T57">return</text:span><text:span text:style-name="T39"> 0;</text:span></text:p>
      <text:p text:style-name="P27"><text:span text:style-name="T39">}</text:span></text:p>
      <text:p text:style-name="P27"/>
      <text:p text:style-name="P34"><text:span text:style-name="T69">1. Variadic function has been called. What was printed to the standard output and why</text:span><text:span text:style-name="T60">?</text:span><text:span text:style-name="T58"> </text:span><text:span text:style-name="T24">(</text:span><text:span text:style-name="T23">1</text:span><text:span text:style-name="T24">P)</text:span></text:p>
      <text:p text:style-name="P34"><text:span text:style-name="T24"><text:line-break/></text:span><text:span text:style-name="T69">2. Correct function </text:span><text:span text:style-name="T52">foo</text:span><text:span text:style-name="T69"> so that it correctly prints passed variables.</text:span><text:span text:style-name="T58"> </text:span><text:span text:style-name="T24">(</text:span><text:span text:style-name="T23">1</text:span><text:span text:style-name="T24">P</text:span><text:span text:style-name="T25">)</text:span></text:p>
      <text:p text:style-name="P55"><text:span text:style-name="T69">1. The following string was redirected to the console:</text:span></text:p>
      <text:p text:style-name="P10"/>
      <text:p text:style-name="P10">char x, float -36893488147419103232.000000</text:p>
      <text:p text:style-name="P10"/>
      <text:p text:style-name="P35">Parameters of functions that correspond to … are promoted before they are passed to variadic function. <text:span text:style-name="T47">char</text:span> and <text:span text:style-name="T47">short</text:span> are promoted to <text:span text:style-name="T47">int</text:span>, <text:span text:style-name="T47">float</text:span> is promoted to <text:span text:style-name="T47">double</text:span> etc.</text:p>
      <text:p text:style-name="P35"/>
      <text:p text:style-name="P19"><text:span text:style-name="T2">The reason for this is that early versions of C did not have function prototypes; parameter types were declared at the function site but were not known at the call site. But different types are represented differently, and the representation of the passed argument must match the called function's expectation. So that char and short values could be passed to functions with int parameters, or float values could be passed to functions with double parameters, the compiler "promoted" the smaller types to be of the larger type. This behavior is still seen when the type of the parameter is not known at the call site.</text:span></text:p>
      <text:p text:style-name="P35"/>
      <text:p text:style-name="P34"><text:span text:style-name="T27">(</text:span><text:span text:style-name="T28">1</text:span><text:span text:style-name="T27">P)</text:span></text:p>
      <text:p text:style-name="P34"><text:span text:style-name="T27"/></text:p>
      <text:p text:style-name="P34"><text:span text:style-name="T42">2. Solution is to correct types passed to </text:span><text:span text:style-name="T71">va_arg</text:span><text:span text:style-name="T42"> macro:</text:span></text:p>
      <text:p text:style-name="P13"/>
      <text:p text:style-name="P13"><text:span text:style-name="T38">#include</text:span><text:span text:style-name="T39"> </text:span><text:span text:style-name="T45">&lt;</text:span><text:span text:style-name="T46">stdio.h</text:span><text:span text:style-name="T45">&gt;</text:span></text:p>
      <text:p text:style-name="Standard"><text:span text:style-name="T38">#include</text:span><text:span text:style-name="T39"> </text:span><text:span text:style-name="T45">&lt;</text:span><text:span text:style-name="T46">stdarg.h</text:span><text:span text:style-name="T45">&gt;</text:span></text:p>
      <text:p text:style-name="P16"/>
      <text:p text:style-name="Standard"><text:span text:style-name="T47">void</text:span><text:span text:style-name="T39"> </text:span><text:span text:style-name="T51">foo</text:span><text:span text:style-name="T39">(</text:span><text:span text:style-name="T47">int</text:span><text:span text:style-name="T39"> </text:span><text:span text:style-name="T38">n</text:span><text:span text:style-name="T39">, ...)</text:span></text:p>
      <text:p text:style-name="Standard"><text:span text:style-name="T39">{</text:span></text:p>
      <text:p text:style-name="Standard"><text:span text:style-name="T39"><text:s text:c="4"/></text:span><text:span text:style-name="T65">va_list</text:span><text:span text:style-name="T39"> </text:span><text:span text:style-name="T59">vl</text:span><text:span text:style-name="T39">;</text:span></text:p>
      <text:p text:style-name="Standard"><text:span text:style-name="T39"><text:s text:c="4"/></text:span><text:span text:style-name="T70">va_start</text:span><text:span text:style-name="T39">(</text:span><text:span text:style-name="T59">vl</text:span><text:span text:style-name="T39">, </text:span><text:span text:style-name="T38">n</text:span><text:span text:style-name="T39">);</text:span></text:p>
      <text:p text:style-name="Standard"><text:span text:style-name="T39"><text:s text:c="4"/></text:span><text:span text:style-name="T47">char</text:span><text:span text:style-name="T39"> </text:span><text:span text:style-name="T59">c</text:span><text:span text:style-name="T39"> = </text:span><text:span text:style-name="T70">va_arg</text:span><text:span text:style-name="T39">(</text:span><text:span text:style-name="T59">vl</text:span><text:span text:style-name="T39">, </text:span><text:span text:style-name="T47">int</text:span><text:span text:style-name="T39">);</text:span></text:p>
      <text:p text:style-name="Standard"><text:span text:style-name="T39"><text:s text:c="4"/></text:span><text:span text:style-name="T47">float</text:span><text:span text:style-name="T39"> </text:span><text:span text:style-name="T59">f</text:span><text:span text:style-name="T39"> = </text:span><text:span text:style-name="T70">va_arg</text:span><text:span text:style-name="T39">(</text:span><text:span text:style-name="T59">vl</text:span><text:span text:style-name="T39">, </text:span><text:span text:style-name="T47">double</text:span><text:span text:style-name="T39">);</text:span></text:p>
      <text:p text:style-name="Standard"><text:span text:style-name="T39"><text:s text:c="4"/></text:span><text:span text:style-name="T51">printf</text:span><text:span text:style-name="T39">(</text:span><text:span text:style-name="T45">"</text:span><text:span text:style-name="T46">char %c, float %f</text:span><text:span text:style-name="T56">\n</text:span><text:span text:style-name="T45">"</text:span><text:span text:style-name="T39">, </text:span><text:span text:style-name="T59">c</text:span><text:span text:style-name="T39">, </text:span><text:span text:style-name="T59">f</text:span><text:span text:style-name="T39">);</text:span></text:p>
      <text:p text:style-name="Standard"><text:span text:style-name="T39"><text:s text:c="4"/></text:span><text:span text:style-name="T70">va_end</text:span><text:span text:style-name="T39">(</text:span><text:span text:style-name="T59">vl</text:span><text:span text:style-name="T39">);</text:span></text:p>
      <text:p text:style-name="Standard"><text:span text:style-name="T39">}</text:span></text:p>
      <text:p text:style-name="P16"/>
      <text:p text:style-name="Standard"><text:span text:style-name="T47">int</text:span><text:span text:style-name="T39"> </text:span><text:span text:style-name="T51">main</text:span><text:span text:style-name="T39">()</text:span></text:p>
      <text:p text:style-name="Standard"><text:span text:style-name="T39">{</text:span></text:p>
      <text:p text:style-name="Standard"><text:span text:style-name="T39"><text:s text:c="4"/></text:span><text:span text:style-name="T51">foo</text:span><text:span text:style-name="T39">(2, </text:span><text:span text:style-name="T45">'</text:span><text:span text:style-name="T46">x</text:span><text:span text:style-name="T45">'</text:span><text:span text:style-name="T39">, 12.345f);</text:span></text:p>
      <text:p text:style-name="Standard"><text:span text:style-name="T39"><text:s text:c="4"/></text:span><text:span text:style-name="T57">return</text:span><text:span text:style-name="T39"> 0;</text:span></text:p>
      <text:p text:style-name="P13"><text:span text:style-name="T39">}</text:span></text:p>
      <text:p text:style-name="P13"><text:span text:style-name="T39"/></text:p>
      <text:p text:style-name="P14"><text:span text:style-name="T43">The output for the above code is now:</text:span></text:p>
      <text:p text:style-name="P14"><text:span text:style-name="T43"/></text:p>
      <text:p text:style-name="P14"><text:span text:style-name="T43">char x, float 12.345000</text:span></text:p>
      <text:p text:style-name="P14"><text:span text:style-name="T42"/></text:p>
      <text:p text:style-name="P13"><text:span text:style-name="T27">(1P)</text:span></text:p>
      <text:p text:style-name="P56"><text:span text:style-name="T58">Task </text:span><text:span text:style-name="T64">4</text:span><text:span text:style-name="T58">.</text:span><text:span text:style-name="T20"> </text:span><text:span text:style-name="T24">(</text:span><text:span text:style-name="T23">1</text:span><text:span text:style-name="T24">P)</text:span></text:p>
      <text:p text:style-name="P28"/>
      <text:p text:style-name="P32"><text:span text:style-name="T72">The following code won’t compile</text:span><text:span text:style-name="T60">:</text:span></text:p>
      <text:p text:style-name="P28"/>
      <text:p text:style-name="P28"><text:span text:style-name="T38">#include</text:span><text:span text:style-name="T39"> </text:span><text:span text:style-name="T45">&lt;</text:span><text:span text:style-name="T46">iostream</text:span><text:span text:style-name="T45">&gt;</text:span></text:p>
      <text:p text:style-name="P16"/>
      <text:p text:style-name="Standard"><text:span text:style-name="T47">class</text:span><text:span text:style-name="T39"> </text:span><text:span text:style-name="T65">Simple</text:span></text:p>
      <text:p text:style-name="Standard"><text:span text:style-name="T39">{</text:span></text:p>
      <text:p text:style-name="Standard"><text:span text:style-name="T47">public</text:span><text:span text:style-name="T39">:</text:span></text:p>
      <text:p text:style-name="Standard"><text:span text:style-name="T39"><text:s text:c="4"/></text:span><text:span text:style-name="T47">template</text:span><text:span text:style-name="T39">&lt;</text:span><text:span text:style-name="T47">const</text:span><text:span text:style-name="T39"> </text:span><text:span text:style-name="T47">char</text:span><text:span text:style-name="T39">* message&gt;</text:span></text:p>
      <text:p text:style-name="Standard"><text:span text:style-name="T39"><text:s text:c="4"/></text:span><text:span text:style-name="T47">void</text:span><text:span text:style-name="T39"> </text:span><text:span text:style-name="T51">calculate</text:span><text:span text:style-name="T39">()</text:span></text:p>
      <text:p text:style-name="Standard"><text:span text:style-name="T39"><text:s text:c="4"/>{</text:span></text:p>
      <text:p text:style-name="Standard"><text:span text:style-name="T39"><text:s text:c="8"/>std::cout </text:span><text:span text:style-name="T67">&lt;&lt;</text:span><text:span text:style-name="T39"> message </text:span><text:span text:style-name="T67">&lt;&lt;</text:span><text:span text:style-name="T39"> std::</text:span><text:span text:style-name="T51">endl</text:span><text:span text:style-name="T39">;</text:span></text:p>
      <text:p text:style-name="Standard"><text:span text:style-name="T39"><text:s text:c="4"/>}</text:span></text:p>
      <text:p text:style-name="Standard"><text:span text:style-name="T39">};</text:span></text:p>
      <text:p text:style-name="P16"/>
      <text:p text:style-name="Standard"><text:span text:style-name="T47">int</text:span><text:span text:style-name="T39"> </text:span><text:span text:style-name="T51">main</text:span><text:span text:style-name="T39">()</text:span></text:p>
      <text:p text:style-name="Standard"><text:span text:style-name="T39">{</text:span></text:p>
      <text:p text:style-name="Standard"><text:span text:style-name="T39"><text:s text:c="4"/></text:span><text:span text:style-name="T65">Simple</text:span><text:span text:style-name="T39"> </text:span><text:span text:style-name="T59">simple</text:span><text:span text:style-name="T39">;</text:span></text:p>
      <text:p text:style-name="Standard"><text:span text:style-name="T39"><text:s text:c="4"/></text:span><text:span text:style-name="T59">simple</text:span><text:span text:style-name="T39">.</text:span><text:span text:style-name="T51">calculate</text:span><text:span text:style-name="T39">&lt;</text:span><text:span text:style-name="T45">"</text:span><text:span text:style-name="T46">Message</text:span><text:span text:style-name="T45">"</text:span><text:span text:style-name="T39">&gt;();</text:span></text:p>
      <text:p text:style-name="Standard"><text:span text:style-name="T39"><text:s text:c="4"/></text:span><text:span text:style-name="T57">return</text:span><text:span text:style-name="T39"> 0;</text:span></text:p>
      <text:p text:style-name="P28"><text:span text:style-name="T39">}</text:span></text:p>
      <text:p text:style-name="P28"/>
      <text:p text:style-name="P36">Compiler gives the following error „a template argument may not reference a non-external entity”. </text:p>
      <text:p text:style-name="P36"/>
      <text:p text:style-name="P36">Describe the problem with this template function.<text:span text:style-name="T58"> </text:span><text:span text:style-name="T24">(</text:span><text:span text:style-name="T23">1</text:span><text:span text:style-name="T24">P)</text:span></text:p>
      <text:p text:style-name="P58"><text:span text:style-name="T73">Function </text:span><text:span text:style-name="T53">calculate</text:span><text:span text:style-name="T73"> would not be a useful utility. Since </text:span><text:span text:style-name="T50">const</text:span><text:span text:style-name="T40"> </text:span><text:span text:style-name="T50">char</text:span><text:span text:style-name="T40">* </text:span><text:span text:style-name="T73">message is is not of the allowed form of a template argument, it currently does not work.</text:span></text:p>
      <text:p text:style-name="P37"/>
      <text:p text:style-name="P20"><text:span text:style-name="T2">Let's assume </text:span><text:span text:style-name="T3">that kind of template arguments</text:span><text:span text:style-name="T2"> work. Because they are not required to have the same address for the same value used, you will get different instantiations even though you have the same string literal value in your code.</text:span></text:p>
      <text:p text:style-name="P12"/>
      <text:p text:style-name="P12"><text:span text:style-name="T27">(1P)</text:span></text:p>
      <text:p text:style-name="P56"><text:span text:style-name="T58">Task </text:span><text:span text:style-name="T64">5</text:span><text:span text:style-name="T58">.</text:span><text:span text:style-name="T20"> </text:span><text:span text:style-name="T24">(</text:span><text:span text:style-name="T23">1</text:span><text:span text:style-name="T24">P)</text:span></text:p>
      <text:p text:style-name="P28"/>
      <text:p text:style-name="P38">The following code was compiled and executed:</text:p>
      <text:p text:style-name="P28"/>
      <text:p text:style-name="P28"><text:span text:style-name="T38">#include</text:span><text:span text:style-name="T39"> </text:span><text:span text:style-name="T45">&lt;</text:span><text:span text:style-name="T46">iostream</text:span><text:span text:style-name="T45">&gt;</text:span></text:p>
      <text:p text:style-name="P16"/>
      <text:p text:style-name="Standard"><text:span text:style-name="T47">bool</text:span><text:span text:style-name="T39"> </text:span><text:span text:style-name="T51">Test</text:span><text:span text:style-name="T39">()</text:span></text:p>
      <text:p text:style-name="Standard"><text:span text:style-name="T39">{</text:span></text:p>
      <text:p text:style-name="Standard"><text:span text:style-name="T39"><text:s text:c="4"/>std::cout </text:span><text:span text:style-name="T67">&lt;&lt;</text:span><text:span text:style-name="T39"> </text:span><text:span text:style-name="T45">"</text:span><text:span text:style-name="T46">Test</text:span><text:span text:style-name="T45">"</text:span><text:span text:style-name="T39"> </text:span><text:span text:style-name="T67">&lt;&lt;</text:span><text:span text:style-name="T39"> std::</text:span><text:span text:style-name="T51">endl</text:span><text:span text:style-name="T39">;</text:span></text:p>
      <text:p text:style-name="Standard"><text:span text:style-name="T39"><text:s text:c="4"/></text:span><text:span text:style-name="T57">return</text:span><text:span text:style-name="T39"> </text:span><text:span text:style-name="T47">false</text:span><text:span text:style-name="T39">;</text:span></text:p>
      <text:p text:style-name="Standard"><text:span text:style-name="T39">}</text:span></text:p>
      <text:p text:style-name="P16"/>
      <text:p text:style-name="Standard"><text:span text:style-name="T47">int</text:span><text:span text:style-name="T39"> </text:span><text:span text:style-name="T51">main</text:span><text:span text:style-name="T39">()</text:span></text:p>
      <text:p text:style-name="Standard"><text:span text:style-name="T39">{</text:span></text:p>
      <text:p text:style-name="Standard"><text:span text:style-name="T39"><text:s text:c="4"/></text:span><text:span text:style-name="T47">bool</text:span><text:span text:style-name="T39"> </text:span><text:span text:style-name="T59">result</text:span><text:span text:style-name="T39"> = </text:span><text:span text:style-name="T51">Test</text:span><text:span text:style-name="T39">;</text:span></text:p>
      <text:p text:style-name="Standard"><text:span text:style-name="T39"><text:s text:c="4"/>std::cout </text:span><text:span text:style-name="T67">&lt;&lt;</text:span><text:span text:style-name="T39"> </text:span><text:span text:style-name="T59">result</text:span><text:span text:style-name="T39"> </text:span><text:span text:style-name="T67">&lt;&lt;</text:span><text:span text:style-name="T39"> std::</text:span><text:span text:style-name="T51">endl</text:span><text:span text:style-name="T39">;</text:span></text:p>
      <text:p text:style-name="Standard"><text:span text:style-name="T39"><text:s text:c="4"/></text:span><text:span text:style-name="T57">return</text:span><text:span text:style-name="T39"> 0;</text:span></text:p>
      <text:p text:style-name="P28"><text:span text:style-name="T39">}</text:span></text:p>
      <text:p text:style-name="P28"/>
      <text:p text:style-name="P32"><text:span text:style-name="T74">What was printed to the console and why</text:span><text:span text:style-name="T60">?</text:span><text:span text:style-name="T58"> </text:span><text:span text:style-name="T24">(</text:span><text:span text:style-name="T23">1</text:span><text:span text:style-name="T24">P)</text:span></text:p>
      <text:p text:style-name="P57"><text:span text:style-name="T74">The following string was printed to the console</text:span><text:span text:style-name="T21">:</text:span></text:p>
      <text:p text:style-name="P12"/>
      <text:p text:style-name="P38">1</text:p>
      <text:p text:style-name="P38"/>
      <text:p text:style-name="P38">Explanation:</text:p>
      <text:p text:style-name="P38"/>
      <text:p text:style-name="P39"><text:span text:style-name="T74">You can regard </text:span><text:span text:style-name="T54">Test</text:span><text:span text:style-name="T74"> as the address of the function. Crucially, it will have a non-zero numerical value, and a statement consisting of a single variable is grammatically correct.</text:span></text:p>
      <text:p text:style-name="P12"/>
      <text:p text:style-name="P12"><text:span text:style-name="T27">(1P)</text:span></text:p>
      <text:p text:style-name="P56"><text:span text:style-name="T58">Task </text:span><text:span text:style-name="T64">6</text:span><text:span text:style-name="T58">.</text:span><text:span text:style-name="T20"> </text:span><text:span text:style-name="T24">(</text:span><text:span text:style-name="T23">1</text:span><text:span text:style-name="T24">P)</text:span></text:p>
      <text:p text:style-name="P28"/>
      <text:p text:style-name="P40">The following code was compiled:</text:p>
      <text:p text:style-name="P28"/>
      <text:p text:style-name="P28"><text:span text:style-name="T38">#include</text:span><text:span text:style-name="T39"> </text:span><text:span text:style-name="T45">&lt;</text:span><text:span text:style-name="T46">iostream</text:span><text:span text:style-name="T45">&gt;</text:span></text:p>
      <text:p text:style-name="P16"/>
      <text:p text:style-name="Standard"><text:span text:style-name="T47">void</text:span><text:span text:style-name="T39"> </text:span><text:span text:style-name="T51">callme</text:span><text:span text:style-name="T39">(</text:span><text:span text:style-name="T47">int</text:span><text:span text:style-name="T39">* </text:span><text:span text:style-name="T38">a</text:span><text:span text:style-name="T39">, </text:span><text:span text:style-name="T47">int</text:span><text:span text:style-name="T39">* </text:span><text:span text:style-name="T38">b</text:span><text:span text:style-name="T39">)</text:span></text:p>
      <text:p text:style-name="Standard"><text:span text:style-name="T39">{</text:span></text:p>
      <text:p text:style-name="Standard"><text:span text:style-name="T39"><text:tab/></text:span><text:span text:style-name="T47">static</text:span><text:span text:style-name="T39"> </text:span><text:span text:style-name="T47">int</text:span><text:span text:style-name="T39"> </text:span><text:span text:style-name="T59">x</text:span><text:span text:style-name="T39"> = 0;</text:span></text:p>
      <text:p text:style-name="Standard"><text:span text:style-name="T39"><text:tab/>++</text:span><text:span text:style-name="T59">x</text:span><text:span text:style-name="T39">;</text:span></text:p>
      <text:p text:style-name="Standard"><text:span text:style-name="T39"><text:tab/></text:span><text:span text:style-name="T38">a</text:span><text:span text:style-name="T39"> = &amp;</text:span><text:span text:style-name="T59">x</text:span><text:span text:style-name="T39">;</text:span></text:p>
      <text:p text:style-name="Standard"><text:span text:style-name="T39"><text:tab/></text:span><text:span text:style-name="T47">static</text:span><text:span text:style-name="T39"> </text:span><text:span text:style-name="T47">int</text:span><text:span text:style-name="T39"> </text:span><text:span text:style-name="T59">y</text:span><text:span text:style-name="T39"> = *</text:span><text:span text:style-name="T38">b</text:span><text:span text:style-name="T39">;</text:span></text:p>
      <text:p text:style-name="Standard"><text:span text:style-name="T39"><text:tab/>++</text:span><text:span text:style-name="T59">y</text:span><text:span text:style-name="T39">;</text:span></text:p>
      <text:p text:style-name="Standard"><text:span text:style-name="T39"><text:tab/></text:span><text:span text:style-name="T38">b</text:span><text:span text:style-name="T39"> = &amp;</text:span><text:span text:style-name="T59">y</text:span><text:span text:style-name="T39">;</text:span></text:p>
      <text:p text:style-name="Standard"><text:span text:style-name="T39">}</text:span></text:p>
      <text:p text:style-name="P16"/>
      <text:p text:style-name="Standard"><text:span text:style-name="T47">int</text:span><text:span text:style-name="T39"> </text:span><text:span text:style-name="T51">main</text:span><text:span text:style-name="T39">()</text:span></text:p>
      <text:p text:style-name="Standard"><text:span text:style-name="T39">{</text:span></text:p>
      <text:p text:style-name="Standard"><text:span text:style-name="T39"><text:tab/></text:span><text:span text:style-name="T47">int</text:span><text:span text:style-name="T39"> </text:span><text:span text:style-name="T59">i</text:span><text:span text:style-name="T39"> = 5;</text:span></text:p>
      <text:p text:style-name="Standard"><text:span text:style-name="T39"><text:tab/></text:span><text:span text:style-name="T47">int</text:span><text:span text:style-name="T39">* </text:span><text:span text:style-name="T59">a</text:span><text:span text:style-name="T39"> = </text:span><text:span text:style-name="T47">nullptr</text:span><text:span text:style-name="T39">;</text:span></text:p>
      <text:p text:style-name="Standard"><text:span text:style-name="T39"><text:tab/></text:span><text:span text:style-name="T47">int</text:span><text:span text:style-name="T39">* </text:span><text:span text:style-name="T59">b</text:span><text:span text:style-name="T39"> = &amp;</text:span><text:span text:style-name="T59">i</text:span><text:span text:style-name="T39">;</text:span></text:p>
      <text:p text:style-name="Standard"><text:span text:style-name="T39"><text:tab/></text:span><text:span text:style-name="T51">callme</text:span><text:span text:style-name="T39">(</text:span><text:span text:style-name="T59">a</text:span><text:span text:style-name="T39">, </text:span><text:span text:style-name="T59">b</text:span><text:span text:style-name="T39">);</text:span></text:p>
      <text:p text:style-name="Standard"><text:span text:style-name="T39"><text:tab/></text:span><text:span text:style-name="T57">return</text:span><text:span text:style-name="T39"> 0;</text:span></text:p>
      <text:p text:style-name="P28"><text:span text:style-name="T39">}</text:span></text:p>
      <text:p text:style-name="P28"/>
      <text:p text:style-name="P41"><text:span text:style-name="T75">After the program was executed what values were stored in pointer a and b after function call </text:span><text:span text:style-name="T55">callme</text:span><text:span text:style-name="T60">?</text:span><text:span text:style-name="T58"> </text:span><text:span text:style-name="T24">(</text:span><text:span text:style-name="T23">1</text:span><text:span text:style-name="T24">P)</text:span></text:p>
      <text:p text:style-name="P59">a is equal to nullptr<text:line-break/>b points to the address of i</text:p>
      <text:p text:style-name="P12"/>
      <text:p text:style-name="P12"><text:span text:style-name="T27">(1P)</text:span></text:p>
      <text:p text:style-name="P56"><text:span text:style-name="T58">Task </text:span><text:span text:style-name="T64">7</text:span><text:span text:style-name="T58">.</text:span><text:span text:style-name="T20"> </text:span><text:span text:style-name="T24">(</text:span><text:span text:style-name="T23">1</text:span><text:span text:style-name="T24">P)</text:span></text:p>
      <text:p text:style-name="P28"/>
      <text:p text:style-name="P32"><text:span text:style-name="T76">The following code was compiled and executed</text:span><text:span text:style-name="T60">:</text:span></text:p>
      <text:p text:style-name="P28"/>
      <text:p text:style-name="P28"><text:span text:style-name="T38">#include</text:span><text:span text:style-name="T39"> </text:span><text:span text:style-name="T45">&lt;</text:span><text:span text:style-name="T46">iostream</text:span><text:span text:style-name="T45">&gt;</text:span></text:p>
      <text:p text:style-name="P16"/>
      <text:p text:style-name="Standard"><text:span text:style-name="T47">int</text:span><text:span text:style-name="T39"> </text:span><text:span text:style-name="T51">main</text:span><text:span text:style-name="T39">()</text:span></text:p>
      <text:p text:style-name="Standard"><text:span text:style-name="T39">{</text:span></text:p>
      <text:p text:style-name="Standard"><text:span text:style-name="T39"><text:tab/></text:span><text:span text:style-name="T47">char</text:span><text:span text:style-name="T39"> </text:span><text:span text:style-name="T59">a</text:span><text:span text:style-name="T39"> = 30, </text:span><text:span text:style-name="T59">b</text:span><text:span text:style-name="T39"> = 40, </text:span><text:span text:style-name="T59">c</text:span><text:span text:style-name="T39"> = 10;</text:span></text:p>
      <text:p text:style-name="Standard"><text:span text:style-name="T39"><text:tab/></text:span><text:span text:style-name="T47">char</text:span><text:span text:style-name="T39"> </text:span><text:span text:style-name="T59">d</text:span><text:span text:style-name="T39"> = (</text:span><text:span text:style-name="T59">a</text:span><text:span text:style-name="T39"> * </text:span><text:span text:style-name="T59">b</text:span><text:span text:style-name="T39">) / </text:span><text:span text:style-name="T59">c</text:span><text:span text:style-name="T39">;</text:span></text:p>
      <text:p text:style-name="Standard"><text:span text:style-name="T39"><text:tab/></text:span><text:span text:style-name="T47">char</text:span><text:span text:style-name="T39"> </text:span><text:span text:style-name="T59">e</text:span><text:span text:style-name="T39"> = 255, </text:span><text:span text:style-name="T59">f</text:span><text:span text:style-name="T39"> = 5;</text:span></text:p>
      <text:p text:style-name="Standard"><text:span text:style-name="T39"><text:tab/></text:span><text:span text:style-name="T47">char</text:span><text:span text:style-name="T39"> </text:span><text:span text:style-name="T59">g</text:span><text:span text:style-name="T39"> = </text:span><text:span text:style-name="T59">e</text:span><text:span text:style-name="T39"> + </text:span><text:span text:style-name="T59">f</text:span><text:span text:style-name="T39">;</text:span></text:p>
      <text:p text:style-name="Standard"><text:span text:style-name="T39"><text:tab/>std::cout </text:span><text:span text:style-name="T67">&lt;&lt;</text:span><text:span text:style-name="T39"> </text:span><text:span text:style-name="T45">"</text:span><text:span text:style-name="T46">d = </text:span><text:span text:style-name="T45">"</text:span><text:span text:style-name="T39"> </text:span><text:span text:style-name="T67">&lt;&lt;</text:span><text:span text:style-name="T39"> </text:span><text:span text:style-name="T47">static_cast</text:span><text:span text:style-name="T39">&lt;</text:span><text:span text:style-name="T47">int</text:span><text:span text:style-name="T39">&gt;(</text:span><text:span text:style-name="T59">d</text:span><text:span text:style-name="T39">) </text:span><text:span text:style-name="T67">&lt;&lt;</text:span><text:span text:style-name="T39"> std::</text:span><text:span text:style-name="T51">endl</text:span><text:span text:style-name="T39">;</text:span></text:p>
      <text:p text:style-name="Standard"><text:span text:style-name="T39"><text:tab/>std::cout </text:span><text:span text:style-name="T67">&lt;&lt;</text:span><text:span text:style-name="T39"> </text:span><text:span text:style-name="T45">"</text:span><text:span text:style-name="T46">g = </text:span><text:span text:style-name="T45">"</text:span><text:span text:style-name="T39"> </text:span><text:span text:style-name="T67">&lt;&lt;</text:span><text:span text:style-name="T39"> </text:span><text:span text:style-name="T47">static_cast</text:span><text:span text:style-name="T39">&lt;</text:span><text:span text:style-name="T47">int</text:span><text:span text:style-name="T39">&gt;(</text:span><text:span text:style-name="T59">g</text:span><text:span text:style-name="T39">) </text:span><text:span text:style-name="T67">&lt;&lt;</text:span><text:span text:style-name="T39"> std::</text:span><text:span text:style-name="T51">endl</text:span><text:span text:style-name="T39">;</text:span></text:p>
      <text:p text:style-name="Standard"><text:span text:style-name="T39"><text:tab/></text:span><text:span text:style-name="T57">return</text:span><text:span text:style-name="T39"> 0;</text:span></text:p>
      <text:p text:style-name="P28"><text:span text:style-name="T39">}</text:span></text:p>
      <text:p text:style-name="P28"/>
      <text:p text:style-name="P32"><text:span text:style-name="T76">What was printed to the standard output</text:span><text:span text:style-name="T60">?</text:span><text:span text:style-name="T58"> </text:span><text:span text:style-name="T24">(</text:span><text:span text:style-name="T23">1</text:span><text:span text:style-name="T24">P)</text:span></text:p>
      <text:p text:style-name="P50">Correct answer is:</text:p>
      <text:p text:style-name="P12"/>
      <text:p text:style-name="P42">120</text:p>
      <text:p text:style-name="P42">4</text:p>
      <text:p text:style-name="P42"/>
      <text:p text:style-name="P42">Explanation:</text:p>
      <text:p text:style-name="P42"/>
      <text:p text:style-name="P43"><text:span text:style-name="T12">At</text:span><text:span text:style-name="T11"> first look, the expression</text:span><text:span text:style-name="T13"> </text:span><text:span text:style-name="T11">(a*b)/c seems to cause arithmetic overflow because signed characters can have values only from -128 to 127 (in most of the C compilers), and the value of subexpression ‘(a*b)’ is 1200 which is greater than 128. But integer promotion happens here in arithmetic done on char types and we get the appropriate result without any overflow.</text:span><text:span text:style-name="T44"> </text:span></text:p>
      <text:p text:style-name="P21"/>
      <text:p text:style-name="P23"><text:span text:style-name="T2">Some data types like </text:span><text:span text:style-name="T14">char</text:span><text:span text:style-name="T2">, </text:span><text:span text:style-name="T15">short</text:span><text:span text:style-name="T2"> </text:span><text:span text:style-name="T15">int</text:span><text:span text:style-name="T2"> take less number of bytes than </text:span><text:span text:style-name="T15">int</text:span><text:span text:style-name="T2">, these data types are automatically promoted to int or </text:span><text:span text:style-name="T15">unsigned</text:span><text:span text:style-name="T2"> </text:span><text:span text:style-name="T15">int</text:span><text:span text:style-name="T2"> when an operation is performed on them. This is called </text:span><text:span text:style-name="T5">integer promotion</text:span><text:span text:style-name="T2">. For example no arithmetic calculation happens on smaller types like </text:span><text:span text:style-name="T14">char</text:span><text:span text:style-name="T2">, </text:span><text:span text:style-name="T15">short</text:span><text:span text:style-name="T2"> and </text:span><text:span text:style-name="T4">enum</text:span><text:span text:style-name="T2">. They are first converted to </text:span><text:span text:style-name="T15">int</text:span><text:span text:style-name="T2"> or </text:span><text:span text:style-name="T15">unsigned</text:span><text:span text:style-name="T2"> </text:span><text:span text:style-name="T15">int</text:span><text:span text:style-name="T2">, and then arithmetic is done on them. If an </text:span><text:span text:style-name="T15">int</text:span><text:span text:style-name="T2"> can represent all values of the original type, the value is converted to an </text:span><text:span text:style-name="T15">int</text:span><text:span text:style-name="T2">. Otherwise, it is converted to an </text:span><text:span text:style-name="T15">unsigned</text:span><text:span text:style-name="T2"> </text:span><text:span text:style-name="T15">int</text:span><text:span text:style-name="T2">.</text:span></text:p>
      <text:p text:style-name="P12"/>
      <text:p text:style-name="P12"><text:span text:style-name="T27">(1P)</text:span></text:p>
      <text:p text:style-name="P56"><text:span text:style-name="T58">Task </text:span><text:span text:style-name="T64">8</text:span><text:span text:style-name="T58">.</text:span><text:span text:style-name="T20"> </text:span><text:span text:style-name="T24">(</text:span><text:span text:style-name="T23">1</text:span><text:span text:style-name="T24">P)</text:span></text:p>
      <text:p text:style-name="P28"/>
      <text:p text:style-name="P44"><text:span text:style-name="T77">Explain what does the </text:span><text:span text:style-name="T47">extern</text:span><text:span text:style-name="T39"> </text:span><text:span text:style-name="T45">"</text:span><text:span text:style-name="T46">C</text:span><text:span text:style-name="T45">"</text:span><text:span text:style-name="T77"> mean.</text:span><text:span text:style-name="T58"> </text:span><text:span text:style-name="T24">(</text:span><text:span text:style-name="T23">1</text:span><text:span text:style-name="T24">P)</text:span></text:p>
      <text:p text:style-name="P54"><text:span text:style-name="T14">extern</text:span><text:span text:style-name="T16"> </text:span><text:span text:style-name="T17">"</text:span><text:span text:style-name="T18">C</text:span><text:span text:style-name="T17">"</text:span><text:span text:style-name="T2"> makes a function-name in C++ have 'C' linkage (compiler does not</text:span><text:span text:style-name="T1"> </text:span><text:span text:style-name="T2">mangle the name) so that client C code can link to (i.e use) your function using a 'C' compatible header file that</text:span></text:p>
      <text:p text:style-name="P24"><text:span text:style-name="T2">contains just the declaration of your function. Your function definition is contained in a binary</text:span></text:p>
      <text:p text:style-name="P24"><text:span text:style-name="T2">format (that was compiled by your C++ compiler) that the client 'C' linker will then link to using the 'C' name.</text:span> </text:p>
      <text:p text:style-name="P22"/>
      <text:p text:style-name="P22"><text:span text:style-name="T2">Since C++ has overloading of function names and C does not, the C++ compiler cannot just use the function name as a unique id to link to, so it mangles the name by adding information about the arguments. A C compiler does not need to mangle the name since you can not overload function names in C. When you state that a function has extern "C" linkage in C++, the C++ compiler does not add argument/parameter type information to the name used for linkage.</text:span> </text:p>
      <text:p text:style-name="P12"/>
      <text:p text:style-name="P12"><text:span text:style-name="T27">(1P)</text:span></text:p>
      <text:p text:style-name="P56"><text:span text:style-name="T58">Task </text:span><text:span text:style-name="T64">9</text:span><text:span text:style-name="T58">.</text:span><text:span text:style-name="T20"> </text:span><text:span text:style-name="T24">(</text:span><text:span text:style-name="T23">1</text:span><text:span text:style-name="T24">P)</text:span></text:p>
      <text:p text:style-name="P28"/>
      <text:p text:style-name="P45">Write a function declaration.</text:p>
      <text:p text:style-name="P45"/>
      <text:p text:style-name="P45">Function takes no arguments and returns a pointer to the char array with the length of 5. <text:span text:style-name="T24">(</text:span><text:span text:style-name="T23">1</text:span><text:span text:style-name="T24">P)</text:span></text:p>
      <text:p text:style-name="P50">Correct answer is:</text:p>
      <text:p text:style-name="P12"/>
      <text:p text:style-name="P12"><text:span text:style-name="T47">char</text:span><text:span text:style-name="T39">(*(</text:span><text:span text:style-name="T51">f</text:span><text:span text:style-name="T39">)(</text:span><text:span text:style-name="T47">void</text:span><text:span text:style-name="T39">))[5];</text:span></text:p>
      <text:p text:style-name="P12"/>
      <text:p text:style-name="P12"><text:span text:style-name="T27">(1P)</text:span></text:p>
      <text:p text:style-name="P56"><text:span text:style-name="T58">Task </text:span><text:span text:style-name="T64">10</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11</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12</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13</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14</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15.</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16</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17</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18</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19</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20</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21</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22</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23</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24</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25</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26</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27</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28</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29</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1">3</text:span><text:span text:style-name="T64">0</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1">3</text:span><text:span text:style-name="T64">1</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1">3</text:span><text:span text:style-name="T64">2</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1">3</text:span><text:span text:style-name="T64">3</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1">3</text:span><text:span text:style-name="T64">4</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1">3</text:span><text:span text:style-name="T64">5</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1">3</text:span><text:span text:style-name="T64">6</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1">3</text:span><text:span text:style-name="T64">7</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1">3</text:span><text:span text:style-name="T64">8</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1">3</text:span><text:span text:style-name="T64">9</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40</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41</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42</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4</text:span><text:span text:style-name="T61">3</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44</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45</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46</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47</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48</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49</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6"><text:span text:style-name="T58">Task </text:span><text:span text:style-name="T64">50</text:span><text:span text:style-name="T58">.</text:span><text:span text:style-name="T20"> </text:span><text:span text:style-name="T24">(</text:span><text:span text:style-name="T23">1</text:span><text:span text:style-name="T24">P)</text:span></text:p>
      <text:p text:style-name="P28"/>
      <text:p text:style-name="P32"><text:span text:style-name="T61">Description</text:span><text:span text:style-name="T60">:</text:span></text:p>
      <text:p text:style-name="P28"/>
      <text:p text:style-name="P28"/>
      <text:p text:style-name="P28"/>
      <text:p text:style-name="P11"><text:span text:style-name="T61">Question</text:span><text:span text:style-name="T60">?</text:span><text:span text:style-name="T58"> </text:span><text:span text:style-name="T24">(</text:span><text:span text:style-name="T22">1</text:span><text:span text:style-name="T24">P)</text:span></text:p>
      <text:p text:style-name="P50">Correct answer is:</text:p>
      <text:p text:style-name="P12"/>
      <text:p text:style-name="P12">Hello world!</text:p>
      <text:p text:style-name="P12"/>
      <text:p text:style-name="P12"><text:span text:style-name="T27">(1P)</text:span></text:p>
      <text:p text:style-name="P53"><text:span text:style-name="T63"/></text:p>
      <text:p text:style-name="P18"><text:span text:style-name="T63"/></text:p>
      <text:p text:style-name="P18"><text:span text:style-name="T63"/></text:p>
      <text:p text:style-name="P18"><text:span text:style-name="T63"/></text:p>
      <text:p text:style-name="P18"><text:span text:style-name="T63"/></text:p>
      <text:p text:style-name="P18"><text:span text:style-name="T63"/></text:p>
      <text:p text:style-name="P18"><text:span text:style-name="T63"/></text:p>
      <text:p text:style-name="P18"><text:span text:style-name="T63"/></text:p>
      <text:p text:style-name="P18"><text:span text:style-name="T63"/></text:p>
      <text:p text:style-name="P18"><text:span text:style-name="T63"/></text:p>
      <text:p text:style-name="P18"><text:span text:style-name="T63"/></text:p>
      <text:p text:style-name="P18"><text:span text:style-name="T63"/></text:p>
      <text:p text:style-name="P18"><text:span text:style-name="T63"/></text:p>
      <text:p text:style-name="P18"><text:span text:style-name="T63"/></text:p>
      <text:p text:style-name="P18"><text:span text:style-name="T63"/></text:p>
      <text:p text:style-name="P18"><text:span text:style-name="T63"/></text:p>
      <text:p text:style-name="P18"><text:span text:style-name="T63"/></text:p>
      <text:p text:style-name="P18"><text:span text:style-name="T63"/></text:p>
      <text:p text:style-name="P18"><text:span text:style-name="T63"/></text:p>
      <text:p text:style-name="P18"><text:span text:style-name="T63"/></text:p>
      <text:p text:style-name="P18"><text:span text:style-name="T63"/></text:p>
      <text:p text:style-name="P18"><text:span text:style-name="T63">T</text:span><text:span text:style-name="T62">hank you for trying your best with my test!</text:span></text:p>
      <text:p text:style-name="P2"><text:span text:style-name="T41">If you found any problems, flaws or if you want to give a comment contact me:</text:span></text:p>
      <text:p text:style-name="P18"><text:span text:style-name="T62">devmichalek@gmail.com</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SFMono-Regular" svg:font-family="SFMono-Regular, Consolas, 'Liberation Mono', Menlo, 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89c6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0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0T18:31:50.900000000</meta:creation-date>
    <meta:generator>LibreOffice/6.4.4.2$Windows_X86_64 LibreOffice_project/3d775be2011f3886db32dfd395a6a6d1ca2630ff</meta:generator>
    <dc:date>2020-12-24T13:14:05.724000000</dc:date>
    <meta:editing-duration>PT2H38M53S</meta:editing-duration>
    <meta:editing-cycles>25</meta:editing-cycles>
    <meta:document-statistic meta:table-count="0" meta:image-count="0" meta:object-count="0" meta:page-count="105" meta:paragraph-count="467" meta:word-count="1864" meta:character-count="10939" meta:non-whitespace-character-count="9308"/>
  </office:meta>
</office:document-meta>
</file>